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46c12" officeooo:paragraph-rsid="00146c12" style:font-weight-asian="bold" style:font-weight-complex="bold"/>
    </style:style>
    <style:style style:name="P2" style:family="paragraph" style:parent-style-name="Standard">
      <style:text-properties fo:font-weight="normal" officeooo:rsid="00146c12" officeooo:paragraph-rsid="00146c12" style:font-weight-asian="normal" style:font-weight-complex="normal"/>
    </style:style>
    <style:style style:name="P3" style:family="paragraph" style:parent-style-name="Standard">
      <style:text-properties fo:font-style="normal" officeooo:rsid="00146c12" officeooo:paragraph-rsid="00146c12" style:font-style-asian="normal" style:font-style-complex="normal"/>
    </style:style>
    <style:style style:name="P4" style:family="paragraph" style:parent-style-name="Standard">
      <style:text-properties fo:font-style="normal" officeooo:rsid="001822fa" officeooo:paragraph-rsid="001822fa" style:font-style-asian="normal" style:font-style-complex="normal"/>
    </style:style>
    <style:style style:name="P5" style:family="paragraph" style:parent-style-name="Standard">
      <style:text-properties fo:font-style="normal" officeooo:rsid="00184a28" officeooo:paragraph-rsid="00184a28" style:font-style-asian="normal" style:font-style-complex="normal"/>
    </style:style>
    <style:style style:name="P6" style:family="paragraph" style:parent-style-name="Standard">
      <style:text-properties fo:font-style="normal" fo:font-weight="bold" officeooo:rsid="00146c12" officeooo:paragraph-rsid="00146c12" style:font-style-asian="normal" style:font-weight-asian="bold" style:font-style-complex="normal" style:font-weight-complex="bold"/>
    </style:style>
    <style:style style:name="P7" style:family="paragraph" style:parent-style-name="Standard">
      <style:text-properties fo:font-style="normal" fo:font-weight="bold" officeooo:rsid="001822fa" officeooo:paragraph-rsid="001822fa" style:font-style-asian="normal" style:font-weight-asian="bold" style:font-style-complex="normal" style:font-weight-complex="bold"/>
    </style:style>
    <style:style style:name="P8" style:family="paragraph" style:parent-style-name="Standard">
      <style:text-properties fo:font-style="normal" fo:font-weight="bold" officeooo:rsid="00184a28" officeooo:paragraph-rsid="00184a28" style:font-style-asian="normal" style:font-weight-asian="bold" style:font-style-complex="normal" style:font-weight-complex="bold"/>
    </style:style>
    <style:style style:name="P9" style:family="paragraph" style:parent-style-name="Standard">
      <style:text-properties fo:font-style="normal" fo:font-weight="normal" officeooo:rsid="00146c12" officeooo:paragraph-rsid="00146c12" style:font-style-asian="normal" style:font-weight-asian="normal" style:font-style-complex="normal" style:font-weight-complex="normal"/>
    </style:style>
    <style:style style:name="P10" style:family="paragraph" style:parent-style-name="Standard">
      <style:text-properties fo:font-style="normal" fo:font-weight="normal" officeooo:rsid="001822fa" officeooo:paragraph-rsid="001822fa" style:font-style-asian="normal" style:font-weight-asian="normal" style:font-style-complex="normal" style:font-weight-complex="normal"/>
    </style:style>
    <style:style style:name="P11" style:family="paragraph" style:parent-style-name="Standard">
      <style:text-properties fo:font-style="normal" fo:font-weight="normal" officeooo:rsid="00184a28" officeooo:paragraph-rsid="00184a28" style:font-style-asian="normal" style:font-weight-asian="normal" style:font-style-complex="normal" style:font-weight-complex="normal"/>
    </style:style>
    <style:style style:name="P12" style:family="paragraph" style:parent-style-name="Standard">
      <style:text-properties fo:font-style="normal" fo:font-weight="normal" officeooo:rsid="0018f579" officeooo:paragraph-rsid="0018f57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8f579" officeooo:paragraph-rsid="0018f579" style:font-style-asian="normal" style:font-weight-asian="normal" style:font-style-complex="normal" style:font-weight-complex="normal"/>
    </style:style>
    <style:style style:name="P14" style:family="paragraph" style:parent-style-name="Standard">
      <style:text-properties fo:font-style="normal" fo:font-weight="normal" officeooo:paragraph-rsid="0018f579" style:font-style-asian="normal" style:font-weight-asian="normal" style:font-style-complex="normal" style:font-weight-complex="normal"/>
    </style:style>
    <style:style style:name="P15" style:family="paragraph" style:parent-style-name="Standard">
      <style:text-properties fo:font-style="normal" style:text-underline-style="solid" style:text-underline-width="auto" style:text-underline-color="font-color" fo:font-weight="normal" officeooo:rsid="001a5f90" officeooo:paragraph-rsid="001a5f90" style:font-style-asian="normal" style:font-weight-asian="normal" style:font-style-complex="normal" style:font-weight-complex="normal"/>
    </style:style>
    <style:style style:name="P16" style:family="paragraph" style:parent-style-name="Standard">
      <style:text-properties fo:font-style="normal" style:text-underline-style="solid" style:text-underline-width="auto" style:text-underline-color="font-color" fo:font-weight="normal" officeooo:rsid="001a8c3e" officeooo:paragraph-rsid="001a8c3e" style:font-style-asian="normal" style:font-weight-asian="normal" style:font-style-complex="normal" style:font-weight-complex="normal"/>
    </style:style>
    <style:style style:name="P17" style:family="paragraph" style:parent-style-name="Standard">
      <style:text-properties fo:font-style="normal" style:text-underline-style="solid" style:text-underline-width="auto" style:text-underline-color="font-color" fo:font-weight="normal" officeooo:rsid="001dad32" officeooo:paragraph-rsid="001dad32" style:font-style-asian="normal" style:font-weight-asian="normal" style:font-style-complex="normal" style:font-weight-complex="normal"/>
    </style:style>
    <style:style style:name="P18" style:family="paragraph" style:parent-style-name="Standard">
      <style:text-properties fo:font-style="normal" style:text-underline-style="solid" style:text-underline-width="auto" style:text-underline-color="font-color" fo:font-weight="normal" officeooo:rsid="0022e91c" officeooo:paragraph-rsid="0022e91c" style:font-style-asian="normal" style:font-weight-asian="normal" style:font-style-complex="normal" style:font-weight-complex="normal"/>
    </style:style>
    <style:style style:name="P19" style:family="paragraph" style:parent-style-name="Standard">
      <style:text-properties fo:font-style="normal" style:text-underline-style="solid" style:text-underline-width="auto" style:text-underline-color="font-color" fo:font-weight="normal" officeooo:rsid="0023ab81" officeooo:paragraph-rsid="0023ab81" style:font-style-asian="normal" style:font-weight-asian="normal" style:font-style-complex="normal" style:font-weight-complex="normal"/>
    </style:style>
    <style:style style:name="P20" style:family="paragraph" style:parent-style-name="Standard">
      <style:text-properties fo:font-style="normal" style:text-underline-style="solid" style:text-underline-width="auto" style:text-underline-color="font-color" fo:font-weight="bold" officeooo:rsid="001dad32" officeooo:paragraph-rsid="001dad32" style:font-style-asian="normal" style:font-weight-asian="bold" style:font-style-complex="normal" style:font-weight-complex="bold"/>
    </style:style>
    <style:style style:name="P21" style:family="paragraph" style:parent-style-name="Standard">
      <style:text-properties fo:font-style="normal" style:text-underline-style="none" fo:font-weight="normal" officeooo:rsid="001dad32" officeooo:paragraph-rsid="001dad32"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087a1" officeooo:paragraph-rsid="002087a1"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1a8c3e" officeooo:paragraph-rsid="001a5f9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1c3558" officeooo:paragraph-rsid="001c3558"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1abd1" officeooo:paragraph-rsid="0021abd1"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22e91c" officeooo:paragraph-rsid="0022e91c"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3ab81" officeooo:paragraph-rsid="0023ab81" style:font-style-asian="normal" style:font-weight-asian="normal" style:font-style-complex="normal" style:font-weight-complex="normal"/>
    </style:style>
    <style:style style:name="P28" style:family="paragraph" style:parent-style-name="Standard">
      <style:text-properties fo:font-style="normal" style:text-underline-style="none" fo:font-weight="bold" officeooo:rsid="001dad32" officeooo:paragraph-rsid="001dad32" style:font-style-asian="normal" style:font-weight-asian="bold" style:font-style-complex="normal" style:font-weight-complex="bold"/>
    </style:style>
    <style:style style:name="P29" style:family="paragraph" style:parent-style-name="Standard">
      <style:text-properties fo:font-style="normal" style:text-underline-style="none" fo:font-weight="bold" officeooo:rsid="001e9a60" officeooo:paragraph-rsid="001e9a60" style:font-style-asian="normal" style:font-weight-asian="bold" style:font-style-complex="normal" style:font-weight-complex="bold"/>
    </style:style>
    <style:style style:name="P30" style:family="paragraph" style:parent-style-name="Standard">
      <style:text-properties fo:font-style="normal" style:text-underline-style="none" fo:font-weight="bold" officeooo:rsid="002087a1" officeooo:paragraph-rsid="002087a1" style:font-style-asian="normal" style:font-weight-asian="bold" style:font-style-complex="normal" style:font-weight-complex="bold"/>
    </style:style>
    <style:style style:name="P31" style:family="paragraph" style:parent-style-name="Standard">
      <style:text-properties fo:font-style="normal" style:text-underline-style="none" fo:font-weight="bold" officeooo:rsid="0021abd1" officeooo:paragraph-rsid="0021abd1" style:font-style-asian="normal" style:font-weight-asian="bold" style:font-style-complex="normal" style:font-weight-complex="bold"/>
    </style:style>
    <style:style style:name="P32" style:family="paragraph" style:parent-style-name="Standard">
      <style:text-properties fo:font-style="normal" style:text-underline-style="none" fo:font-weight="bold" officeooo:rsid="0023ab81" officeooo:paragraph-rsid="0023ab81" style:font-style-asian="normal" style:font-weight-asian="bold" style:font-style-complex="normal" style:font-weight-complex="bold"/>
    </style:style>
    <style:style style:name="P33" style:family="paragraph" style:parent-style-name="Standard">
      <style:text-properties fo:font-style="italic" fo:font-weight="normal" officeooo:rsid="00146c12" officeooo:paragraph-rsid="00146c12" style:font-style-asian="italic" style:font-weight-asian="normal" style:font-style-complex="italic" style:font-weight-complex="normal"/>
    </style:style>
    <style:style style:name="P34" style:family="paragraph" style:parent-style-name="Standard">
      <style:text-properties fo:font-style="italic" fo:font-weight="normal" officeooo:rsid="00158d0e" officeooo:paragraph-rsid="00158d0e" style:font-style-asian="italic" style:font-weight-asian="normal" style:font-style-complex="italic" style:font-weight-complex="normal"/>
    </style:style>
    <style:style style:name="P35" style:family="paragraph" style:parent-style-name="Standard">
      <style:text-properties fo:font-style="italic" fo:font-weight="normal" officeooo:rsid="00184a28" officeooo:paragraph-rsid="00184a28" style:font-style-asian="italic" style:font-weight-asian="normal" style:font-style-complex="italic" style:font-weight-complex="normal"/>
    </style:style>
    <style:style style:name="P36" style:family="paragraph" style:parent-style-name="Standard">
      <style:text-properties fo:font-style="italic" fo:font-weight="normal" officeooo:rsid="0018f579" officeooo:paragraph-rsid="0018f579" style:font-style-asian="italic" style:font-weight-asian="normal" style:font-style-complex="italic" style:font-weight-complex="normal"/>
    </style:style>
    <style:style style:name="P37" style:family="paragraph" style:parent-style-name="Standard">
      <style:text-properties fo:font-style="italic" fo:font-weight="normal" officeooo:rsid="001a8c3e" officeooo:paragraph-rsid="001c3558" style:font-style-asian="italic" style:font-weight-asian="normal" style:font-style-complex="italic" style:font-weight-complex="normal"/>
    </style:style>
    <style:style style:name="P38" style:family="paragraph" style:parent-style-name="Standard">
      <style:text-properties fo:font-style="italic" fo:font-weight="bold" officeooo:rsid="00184a28" officeooo:paragraph-rsid="00184a28" style:font-style-asian="italic" style:font-weight-asian="bold" style:font-style-complex="italic" style:font-weight-complex="bold"/>
    </style:style>
    <style:style style:name="P39" style:family="paragraph" style:parent-style-name="Standard">
      <style:text-properties fo:font-style="italic" style:text-underline-style="solid" style:text-underline-width="auto" style:text-underline-color="font-color" fo:font-weight="normal" officeooo:rsid="001a8c3e" officeooo:paragraph-rsid="001a8c3e" style:font-style-asian="italic" style:font-weight-asian="normal" style:font-style-complex="italic" style:font-weight-complex="normal"/>
    </style:style>
    <style:style style:name="P40" style:family="paragraph" style:parent-style-name="Standard">
      <style:text-properties fo:font-style="italic" style:text-underline-style="solid" style:text-underline-width="auto" style:text-underline-color="font-color" fo:font-weight="normal" officeooo:rsid="001c3558" officeooo:paragraph-rsid="001c3558" style:font-style-asian="italic" style:font-weight-asian="normal" style:font-style-complex="italic" style:font-weight-complex="normal"/>
    </style:style>
    <style:style style:name="P41" style:family="paragraph" style:parent-style-name="Standard">
      <style:text-properties fo:font-style="italic" style:text-underline-style="solid" style:text-underline-width="auto" style:text-underline-color="font-color" fo:font-weight="normal" officeooo:rsid="001dad32" officeooo:paragraph-rsid="001dad32"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1dad32" officeooo:paragraph-rsid="001dad32"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1dad32" officeooo:paragraph-rsid="001c3558"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02087a1" officeooo:paragraph-rsid="002087a1"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021954e" officeooo:paragraph-rsid="0021954e"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01a8c3e" officeooo:paragraph-rsid="001a8c3e"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022e91c" officeooo:paragraph-rsid="0022e91c"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023ab81" officeooo:paragraph-rsid="0023ab81" style:font-style-asian="italic" style:font-weight-asian="normal" style:font-style-complex="italic" style:font-weight-complex="normal"/>
    </style:style>
    <style:style style:name="P49" style:family="paragraph" style:parent-style-name="Standard">
      <style:text-properties fo:font-style="italic" style:text-underline-style="none" fo:font-weight="bold" officeooo:rsid="001dad32" officeooo:paragraph-rsid="001dad32" style:font-style-asian="italic" style:font-weight-asian="bold" style:font-style-complex="italic" style:font-weight-complex="bold"/>
    </style:style>
    <style:style style:name="P50" style:family="paragraph" style:parent-style-name="Standard">
      <style:text-properties officeooo:rsid="00184a28" officeooo:paragraph-rsid="00184a28"/>
    </style:style>
    <style:style style:name="P51" style:family="paragraph" style:parent-style-name="Standard">
      <style:text-properties officeooo:paragraph-rsid="0018f579"/>
    </style:style>
    <style:style style:name="P52" style:family="paragraph" style:parent-style-name="Standard">
      <style:text-properties officeooo:paragraph-rsid="0021abd1"/>
    </style:style>
    <style:style style:name="P53" style:family="paragraph" style:parent-style-name="Standard">
      <style:paragraph-properties fo:break-before="page"/>
      <style:text-properties fo:font-style="normal" fo:font-weight="bold" officeooo:rsid="0016be56" officeooo:paragraph-rsid="0016be56" style:font-style-asian="normal" style:font-weight-asian="bold" style:font-style-complex="normal" style:font-weight-complex="bold"/>
    </style:style>
    <style:style style:name="P54" style:family="paragraph" style:parent-style-name="Standard">
      <style:paragraph-properties fo:break-before="page"/>
      <style:text-properties fo:font-style="normal" fo:font-weight="bold" officeooo:rsid="00184a28" officeooo:paragraph-rsid="00184a28" style:font-style-asian="normal" style:font-weight-asian="bold" style:font-style-complex="normal" style:font-weight-complex="bold"/>
    </style:style>
    <style:style style:name="P55" style:family="paragraph" style:parent-style-name="Standard">
      <style:paragraph-properties fo:break-before="page"/>
      <style:text-properties fo:font-style="normal" style:text-underline-style="solid" style:text-underline-width="auto" style:text-underline-color="font-color" fo:font-weight="bold" officeooo:rsid="001dad32" officeooo:paragraph-rsid="001dad32" style:font-style-asian="normal" style:font-weight-asian="bold" style:font-style-complex="normal" style:font-weight-complex="bold"/>
    </style:style>
    <style:style style:name="P56" style:family="paragraph" style:parent-style-name="Standard">
      <style:paragraph-properties fo:break-before="page"/>
      <style:text-properties fo:font-style="normal" style:text-underline-style="none" fo:font-weight="bold" officeooo:rsid="001dad32" officeooo:paragraph-rsid="001dad32" style:font-style-asian="normal" style:font-weight-asian="bold" style:font-style-complex="normal" style:font-weight-complex="bold"/>
    </style:style>
    <style:style style:name="P57" style:family="paragraph" style:parent-style-name="Standard" style:list-style-name="L1">
      <style:text-properties officeooo:paragraph-rsid="00146c12"/>
    </style:style>
    <style:style style:name="P58" style:family="paragraph" style:parent-style-name="Standard" style:list-style-name="L2">
      <style:text-properties fo:font-style="normal" fo:font-weight="normal" officeooo:rsid="00146c12" officeooo:paragraph-rsid="00146c12" style:font-style-asian="normal" style:font-weight-asian="normal" style:font-style-complex="normal" style:font-weight-complex="normal"/>
    </style:style>
    <style:style style:name="P59" style:family="paragraph" style:parent-style-name="Standard" style:list-style-name="L3">
      <style:text-properties fo:font-style="normal" fo:font-weight="normal" officeooo:rsid="00158d0e" officeooo:paragraph-rsid="00158d0e" style:font-style-asian="normal" style:font-weight-asian="normal" style:font-style-complex="normal" style:font-weight-complex="normal"/>
    </style:style>
    <style:style style:name="P60" style:family="paragraph" style:parent-style-name="Standard" style:list-style-name="L4">
      <style:text-properties fo:font-style="normal" fo:font-weight="normal" officeooo:rsid="001822fa" officeooo:paragraph-rsid="001822fa" style:font-style-asian="normal" style:font-weight-asian="normal" style:font-style-complex="normal" style:font-weight-complex="normal"/>
    </style:style>
    <style:style style:name="P61" style:family="paragraph" style:parent-style-name="Standard" style:list-style-name="L8">
      <style:text-properties fo:font-style="normal" style:text-underline-style="none" fo:font-weight="normal" officeooo:rsid="0021abd1" officeooo:paragraph-rsid="0021abd1" style:font-style-asian="normal" style:font-weight-asian="normal" style:font-style-complex="normal" style:font-weight-complex="normal"/>
    </style:style>
    <style:style style:name="P62" style:family="paragraph" style:parent-style-name="Standard" style:list-style-name="L9">
      <style:text-properties fo:font-style="normal" style:text-underline-style="none" fo:font-weight="normal" officeooo:rsid="0022e91c" officeooo:paragraph-rsid="0022e91c" style:font-style-asian="normal" style:font-weight-asian="normal" style:font-style-complex="normal" style:font-weight-complex="normal"/>
    </style:style>
    <style:style style:name="P63" style:family="paragraph" style:parent-style-name="Standard" style:list-style-name="L9">
      <style:text-properties fo:font-style="normal" style:text-underline-style="solid" style:text-underline-width="auto" style:text-underline-color="font-color" fo:font-weight="normal" officeooo:rsid="0022e91c" officeooo:paragraph-rsid="0022e91c" style:font-style-asian="normal" style:font-weight-asian="normal" style:font-style-complex="normal" style:font-weight-complex="normal"/>
    </style:style>
    <style:style style:name="P64" style:family="paragraph" style:parent-style-name="Standard" style:list-style-name="L10">
      <style:text-properties fo:font-style="normal" style:text-underline-style="solid" style:text-underline-width="auto" style:text-underline-color="font-color" fo:font-weight="normal" officeooo:rsid="0023ab81" officeooo:paragraph-rsid="0023ab81" style:font-style-asian="normal" style:font-weight-asian="normal" style:font-style-complex="normal" style:font-weight-complex="normal"/>
    </style:style>
    <style:style style:name="P65" style:family="paragraph" style:parent-style-name="Standard" style:list-style-name="L2">
      <style:text-properties fo:font-style="italic" fo:font-weight="normal" officeooo:rsid="00146c12" officeooo:paragraph-rsid="00146c12" style:font-style-asian="italic" style:font-weight-asian="normal" style:font-style-complex="italic" style:font-weight-complex="normal"/>
    </style:style>
    <style:style style:name="P66" style:family="paragraph" style:parent-style-name="Standard" style:list-style-name="L3">
      <style:text-properties fo:font-style="italic" fo:font-weight="normal" officeooo:rsid="00158d0e" officeooo:paragraph-rsid="00158d0e" style:font-style-asian="italic" style:font-weight-asian="normal" style:font-style-complex="italic" style:font-weight-complex="normal"/>
    </style:style>
    <style:style style:name="P67" style:family="paragraph" style:parent-style-name="Standard" style:list-style-name="L4">
      <style:text-properties officeooo:paragraph-rsid="001822fa"/>
    </style:style>
    <style:style style:name="P68" style:family="paragraph" style:parent-style-name="Standard" style:list-style-name="L5">
      <style:text-properties officeooo:paragraph-rsid="00184a28"/>
    </style:style>
    <style:style style:name="P69" style:family="paragraph" style:parent-style-name="Standard" style:list-style-name="L6">
      <style:text-properties officeooo:paragraph-rsid="00184a28"/>
    </style:style>
    <style:style style:name="P70" style:family="paragraph" style:parent-style-name="Standard" style:list-style-name="L7">
      <style:text-properties officeooo:paragraph-rsid="00184a28"/>
    </style:style>
    <style:style style:name="T1" style:family="text">
      <style:text-properties fo:font-style="italic" style:font-style-asian="italic" style:font-style-complex="italic"/>
    </style:style>
    <style:style style:name="T2" style:family="text">
      <style:text-properties fo:font-style="italic" officeooo:rsid="00158d0e" style:font-style-asian="italic" style:font-style-complex="italic"/>
    </style:style>
    <style:style style:name="T3" style:family="text">
      <style:text-properties fo:font-style="italic" officeooo:rsid="001822fa" style:font-style-asian="italic" style:font-style-complex="italic"/>
    </style:style>
    <style:style style:name="T4" style:family="text">
      <style:text-properties fo:font-style="italic" officeooo:rsid="0018f579"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46c12" style:font-style-asian="italic" style:font-weight-asian="normal" style:font-style-complex="italic" style:font-weight-complex="normal"/>
    </style:style>
    <style:style style:name="T7" style:family="text">
      <style:text-properties fo:font-style="italic" fo:font-weight="normal" officeooo:rsid="001822fa" style:font-style-asian="italic" style:font-weight-asian="normal" style:font-style-complex="italic" style:font-weight-complex="normal"/>
    </style:style>
    <style:style style:name="T8" style:family="text">
      <style:text-properties fo:font-style="italic" fo:font-weight="normal" officeooo:rsid="00184a28" style:font-style-asian="italic" style:font-weight-asian="normal" style:font-style-complex="italic" style:font-weight-complex="normal"/>
    </style:style>
    <style:style style:name="T9" style:family="text">
      <style:text-properties fo:font-style="italic" fo:font-weight="normal" officeooo:rsid="0018f579" style:font-style-asian="italic" style:font-weight-asian="normal" style:font-style-complex="italic" style:font-weight-complex="normal"/>
    </style:style>
    <style:style style:name="T10" style:family="text">
      <style:text-properties fo:font-style="italic" fo:font-weight="bold" officeooo:rsid="0018f579"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822fa" style:font-style-asian="normal" style:font-weight-asian="normal" style:font-style-complex="normal" style:font-weight-complex="normal"/>
    </style:style>
    <style:style style:name="T15" style:family="text">
      <style:text-properties fo:font-style="normal" fo:font-weight="normal" officeooo:rsid="00184a28" style:font-style-asian="normal" style:font-weight-asian="normal" style:font-style-complex="normal" style:font-weight-complex="normal"/>
    </style:style>
    <style:style style:name="T16" style:family="text">
      <style:text-properties fo:font-style="normal" fo:font-weight="normal" officeooo:rsid="0018f579"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184a28" style:font-style-asian="normal" style:font-weight-asian="bold" style:font-style-complex="normal" style:font-weight-complex="bold"/>
    </style:style>
    <style:style style:name="T19" style:family="text">
      <style:text-properties fo:font-style="normal" fo:font-weight="bold" officeooo:rsid="0018f579" style:font-style-asian="normal" style:font-weight-asian="bold" style:font-style-complex="normal" style:font-weight-complex="bold"/>
    </style:style>
    <style:style style:name="T20" style:family="text">
      <style:text-properties fo:font-style="normal" style:text-underline-style="solid" style:text-underline-width="auto" style:text-underline-color="font-color" fo:font-weight="normal" officeooo:rsid="0018f579"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c3558" style:font-style-asian="normal" style:font-style-complex="normal"/>
    </style:style>
    <style:style style:name="T24" style:family="text">
      <style:text-properties fo:font-style="normal" style:text-underline-style="none" officeooo:rsid="001dad32"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21abd1"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146c12" style:font-weight-asian="normal" style:font-weight-complex="normal"/>
    </style:style>
    <style:style style:name="T29" style:family="text">
      <style:text-properties officeooo:rsid="00158d0e"/>
    </style:style>
    <style:style style:name="T30" style:family="text">
      <style:text-properties officeooo:rsid="001822fa"/>
    </style:style>
    <style:style style:name="T31" style:family="text">
      <style:text-properties fo:font-weight="bold" style:font-weight-asian="bold" style:font-weight-complex="bold"/>
    </style:style>
    <style:style style:name="T32" style:family="text">
      <style:text-properties officeooo:rsid="0018f579"/>
    </style:style>
    <style:style style:name="T33" style:family="text">
      <style:text-properties style:text-underline-style="solid" style:text-underline-width="auto" style:text-underline-color="font-color"/>
    </style:style>
    <style:style style:name="T34" style:family="text">
      <style:text-properties style:text-underline-style="none"/>
    </style:style>
    <style:style style:name="T35" style:family="text">
      <style:text-properties style:text-underline-style="none" officeooo:rsid="001a8c3e"/>
    </style:style>
    <style:style style:name="T36" style:family="text">
      <style:text-properties style:text-underline-style="none" fo:font-weight="bold" style:font-weight-asian="bold" style:font-weight-complex="bold"/>
    </style:style>
    <style:style style:name="T37" style:family="text">
      <style:text-properties style:text-underline-style="none" officeooo:rsid="001c3558"/>
    </style:style>
    <style:style style:name="T38" style:family="text">
      <style:text-properties style:text-underline-style="none" officeooo:rsid="001dad32"/>
    </style:style>
    <style:style style:name="T39" style:family="text">
      <style:text-properties officeooo:rsid="0021abd1"/>
    </style:style>
    <style:style style:name="T40" style:family="text">
      <style:text-properties officeooo:rsid="00250b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L’istruzione iterativa <text:span text:style-name="T1">while-do</text:span></text:p>
      <text:p text:style-name="P2">Sintassi: <text:span text:style-name="T1">while (exp) istruzione;</text:span></text:p>
      <text:p text:style-name="P2"><text:span text:style-name="T12">dove </text:span><text:span text:style-name="T1">exp</text:span> è un’espressione Booleana <text:span text:style-name="T12">e</text:span><text:span text:style-name="T1"> istruzione</text:span> può essere un’istruzione complessa.</text:p>
      <text:p text:style-name="P2"/>
      <text:p text:style-name="P2">L’esecuzione dell’istruzione <text:span text:style-name="T1">while</text:span> comporta:</text:p>
      <text:list xml:id="list2982466892" text:style-name="L1">
        <text:list-item>
          <text:p text:style-name="P57"><text:span text:style-name="T28">il calcolo dell’espressione </text:span><text:span text:style-name="T6">exp</text:span></text:p>
        </text:list-item>
        <text:list-item>
          <text:p text:style-name="P57"><text:span text:style-name="T28">se </text:span><text:span text:style-name="T6">exp</text:span><text:span text:style-name="T28"> è vera, l’esecuzione di istruzione e la ripetizione dell’esecuzione dell’istruzione </text:span><text:span text:style-name="T6">while</text:span></text:p>
        </text:list-item>
      </text:list>
      <text:p text:style-name="P3"><text:span text:style-name="T27">Se il risultato della valutazione di </text:span><text:span text:style-name="T5">exp </text:span><text:span text:style-name="T27">è false (cioè 0) l’istruzione non viene eseguita. In caso contrario viene eseguita ogni qualvolta </text:span><text:span text:style-name="T5">exp </text:span><text:span text:style-name="T27">viene valutata </text:span><text:span text:style-name="T5">true</text:span><text:span text:style-name="T27">. </text:span></text:p>
      <text:p text:style-name="P3"><text:span text:style-name="T27">L’istruzione potrebbe non venire mai eseguita oppure potrebbe venire eseguita all’infinito (creano dei loop) se </text:span><text:span text:style-name="T5">exp </text:span><text:span text:style-name="T27">è sempre vera.</text:span></text:p>
      <text:p text:style-name="P9"/>
      <text:p text:style-name="P9">I loop infiniti sono da evitare, ma possono essere utili nella realizzazione di alcuni servizi.</text:p>
      <text:p text:style-name="P9"/>
      <text:p text:style-name="P6">! <text:span text:style-name="T5">exp</text:span><text:span text:style-name="T27"> tipicamente contiene almeno una variabile (variabile di controllo del ciclo), che viene</text:span></text:p>
      <text:p text:style-name="P6"><text:span text:style-name="T27">modificata in istruzione per far convergere </text:span><text:span text:style-name="T5">exp</text:span><text:span text:style-name="T27"> verso uno stato in cui diventi falsa. Si può mettere qualsiasi espressione al posto di </text:span><text:span text:style-name="T5">exp </text:span><text:span text:style-name="T27">(posso scrivere </text:span><text:span text:style-name="T5">true </text:span><text:span text:style-name="T27">e in questo modo l’istruzione del ciclo verrà eseguita all’infinito).</text:span></text:p>
      <text:p text:style-name="P9"/>
      <text:p text:style-name="P6">19.1 Qualche esempio di istruzione iterativa <text:span text:style-name="T1">while-do</text:span>.</text:p>
      <text:list xml:id="list2075492199" text:style-name="L2">
        <text:list-item>
          <text:p text:style-name="P58">Eseguire l’istruzione 10 volte <text:span text:style-name="T29">(avendo inizializzato </text:span><text:span text:style-name="T2">i=</text:span><text:span text:style-name="T4">0, </text:span><text:span text:style-name="T32">oppure con </text:span><text:span text:style-name="T4">i=1 </text:span><text:span text:style-name="T32"><text:s/>si mette come </text:span><text:span text:style-name="T4">exp i&lt;=10</text:span><text:span text:style-name="T32">)</text:span></text:p>
          <text:list>
            <text:list-header>
              <text:p text:style-name="P65">while (i&lt;10){</text:p>
              <text:p text:style-name="P65"><text:s text:c="4"/>istruzione;</text:p>
              <text:list>
                <text:list-header>
                  <text:p text:style-name="P65">i++;</text:p>
                </text:list-header>
              </text:list>
            </text:list-header>
          </text:list>
        </text:list-item>
      </text:list>
      <text:p text:style-name="P33"><text:s text:c="2"/><text:tab/> <text:s text:c="7"/>}</text:p>
      <text:list xml:id="list2967855952" text:style-name="L3">
        <text:list-item>
          <text:p text:style-name="P59">Esegue l’istruzione all’infinito</text:p>
          <text:p text:style-name="P66">while (true)</text:p>
          <text:p text:style-name="P66"><text:s text:c="4"/>istruzione;</text:p>
          <text:p text:style-name="P66"><text:s/></text:p>
        </text:list-item>
        <text:list-item>
          <text:p text:style-name="P59">Esegue l’istruzione all’infinito (in realtà non è proprio all’infinito ma finché non raggiunge l’overflow; dopo aver inizializzato <text:span text:style-name="T1">i=1)</text:span></text:p>
          <text:p text:style-name="P66">while (i&gt;0) {</text:p>
          <text:p text:style-name="P66"><text:s text:c="4"/>istruzione;</text:p>
          <text:p text:style-name="P66"><text:s text:c="4"/>i++;</text:p>
          <text:p text:style-name="P66">}</text:p>
        </text:list-item>
      </text:list>
      <text:p text:style-name="P34"/>
      <text:p text:style-name="P53">19.2 L’istruzione i<text:span text:style-name="T30">terativa </text:span><text:span text:style-name="T3">do-while</text:span></text:p>
      <text:p text:style-name="P10">Sintassi: <text:span text:style-name="T1">do { istruzioni; } while (exp);</text:span></text:p>
      <text:p text:style-name="P10">dove <text:span text:style-name="T1">exp</text:span> è un’espressione Booleana e <text:span text:style-name="T1">istruzione</text:span> può essere un’istruzione complessa.</text:p>
      <text:p text:style-name="P10"/>
      <text:p text:style-name="P10">L’esecuzione dell’istruzione <text:span text:style-name="T1">do</text:span> comporta </text:p>
      <text:list xml:id="list2431335713" text:style-name="L4">
        <text:list-item>
          <text:p text:style-name="P60">l’esecuzione di istruzione</text:p>
        </text:list-item>
        <text:list-item>
          <text:p text:style-name="P67"><text:span text:style-name="T14">il calcolo dell’espressione </text:span><text:span text:style-name="T7">exp</text:span></text:p>
        </text:list-item>
        <text:list-item>
          <text:p text:style-name="P67"><text:span text:style-name="T14">se </text:span><text:span text:style-name="T7">exp</text:span><text:span text:style-name="T14"> è vera, la ripetizione dell’esecuzione dell’istruzione </text:span><text:span text:style-name="T7">do</text:span></text:p>
        </text:list-item>
      </text:list>
      <text:p text:style-name="P10"/>
      <text:p text:style-name="P4"><text:span text:style-name="T27">Un’importante differenza rispetto al ciclo </text:span><text:span text:style-name="T5">while </text:span><text:span text:style-name="T27">è che in quest’iterazione l’istruzione viene eseguita almeno una volta.</text:span></text:p>
      <text:p text:style-name="P10"/>
      <text:p text:style-name="P7">19.2.1 Un’importante uso del ciclo <text:span text:style-name="T1">do-while</text:span>: i menu’</text:p>
      <text:p text:style-name="P35">int main (){</text:p>
      <text:p text:style-name="P35"/>
      <text:p text:style-name="P38">char scelta;</text:p>
      <text:p text:style-name="P38"/>
      <text:p text:style-name="P38">do {</text:p>
      <text:p text:style-name="P38"/>
      <text:p text:style-name="P35">istruzioni;<text:span text:style-name="T12"><text:tab/></text:span></text:p>
      <text:p text:style-name="P11"/>
      <text:p text:style-name="P8">cout &lt;&lt; “Vuoi rieseguire il programma? Premi ‘s’ ” &lt;&lt; endl;</text:p>
      <text:p text:style-name="P8">cin &gt;&gt; scelta;</text:p>
      <text:p text:style-name="P11"/>
      <text:p text:style-name="P38">} while (scelta == ‘s’);</text:p>
      <text:p text:style-name="P35"/>
      <text:p text:style-name="P35">return 0;</text:p>
      <text:p text:style-name="P35">}</text:p>
      <text:p text:style-name="P10"/>
      <text:p text:style-name="P5"><text:span text:style-name="T27">Mettendo tutto ciò che fa il nostro programma all’interno di un ciclo </text:span><text:span text:style-name="T5">do-while </text:span><text:span text:style-name="T27">riusciamo successivamente a permettere all’utente di rieseguirlo quante volte vuole.</text:span></text:p>
      <text:p text:style-name="P11"/>
      <text:p text:style-name="P8">! È importante <text:s/>che se il nostro programma stampa ad esempio un numero di iterazioni prima di rieseguirlo esse vengano rinizializzate al numero standard.</text:p>
      <text:p text:style-name="P8"/>
      <text:p text:style-name="P8">19.2.2 Reinserimento di valori sbagliati</text:p>
      <text:p text:style-name="P11"/>
      <text:p text:style-name="P38">do{</text:p>
      <text:p text:style-name="P35">cout &lt;&lt; “Inserisci un numero che sia maggiore di 0“; </text:p>
      <text:p text:style-name="P35">cin &gt;&gt; x;</text:p>
      <text:p text:style-name="P35">(x&lt;=0) ? cout &lt;&lt; “Errore. Numero minore di 0”;</text:p>
      <text:p text:style-name="P38">} while (x&lt;=0);</text:p>
      <text:p text:style-name="P38"/>
      <text:p text:style-name="P11">Se l’utente dovesse sbagliare e inserire un valore minore di 0, non c’è problema! Basterà dargli la possibilità di reinserire il valore con un ciclo <text:span text:style-name="T1">do-while</text:span>. </text:p>
      <text:p text:style-name="P11"/>
      <text:p text:style-name="P11"/>
      <text:p text:style-name="P54">19.3 L’istruzione iterativa <text:span text:style-name="T1">for</text:span></text:p>
      <text:p text:style-name="P11">Sintassi: <text:span text:style-name="T1">for ( init; exp; agg) istruzione;</text:span></text:p>
      <text:p text:style-name="P11">dove:</text:p>
      <text:list xml:id="list4010741750" text:style-name="L5">
        <text:list-item>
          <text:p text:style-name="P68"><text:span text:style-name="T8">init</text:span><text:span text:style-name="T15"> è un’istruzione di inizializzazione delle variabili di controllo</text:span></text:p>
        </text:list-item>
        <text:list-item>
          <text:p text:style-name="P68"><text:span text:style-name="T8">exp</text:span><text:span text:style-name="T15"> è un’espressione Booleana</text:span></text:p>
        </text:list-item>
        <text:list-item>
          <text:p text:style-name="P68"><text:span text:style-name="T8">istruzione</text:span><text:span text:style-name="T15"> può essere un’istruzione complessa</text:span></text:p>
        </text:list-item>
      </text:list>
      <text:list xml:id="list2120766029" text:style-name="L6">
        <text:list-item>
          <text:p text:style-name="P69"><text:span text:style-name="T8">agg</text:span><text:span text:style-name="T15"> è un’istruzione di aggiornamento delle variabili di controllo</text:span></text:p>
        </text:list-item>
      </text:list>
      <text:p text:style-name="P11"/>
      <text:p text:style-name="P50"><text:span text:style-name="T13">L’esecuzione dell’istruzione </text:span><text:span text:style-name="T5">for</text:span><text:span text:style-name="T13"> comporta:</text:span></text:p>
      <text:list xml:id="list4190958075" text:style-name="L7">
        <text:list-item>
          <text:p text:style-name="P70"><text:span text:style-name="T15">l’esecuzione di </text:span><text:span text:style-name="T8">init</text:span></text:p>
        </text:list-item>
        <text:list-item>
          <text:p text:style-name="P70"><text:span text:style-name="T15">il calcolo dell’espressione </text:span><text:span text:style-name="T8">exp</text:span></text:p>
        </text:list-item>
        <text:list-item>
          <text:p text:style-name="P70"><text:span text:style-name="T15">se </text:span><text:span text:style-name="T8">exp</text:span><text:span text:style-name="T15"> è vera, viene eseguita istruzione, poi </text:span><text:span text:style-name="T8">agg</text:span><text:span text:style-name="T15">, e si ricomincia dal passo 2.</text:span></text:p>
        </text:list-item>
      </text:list>
      <text:p text:style-name="P11"/>
      <text:p text:style-name="P51"><text:span text:style-name="T18">! </text:span><text:span text:style-name="T15">L’</text:span><text:span text:style-name="T16">iterazione </text:span><text:span text:style-name="T9">for c</text:span><text:span text:style-name="T13">onsente di separare le istruzioni di controllo del ciclo e concentrarle tutte in un’unica riga, </text:span><text:span text:style-name="T16">garantendo una </text:span><text:span text:style-name="T13">miglior praticità e leggibilità del codice. </text:span></text:p>
      <text:p text:style-name="P14"/>
      <text:p text:style-name="P51"><text:span text:style-name="T19">19.3.1 Esempi del ciclo </text:span><text:span text:style-name="T10">for</text:span></text:p>
      <text:p text:style-name="P51"><text:span text:style-name="T20">1.</text:span><text:span text:style-name="T16">Si possono definire variabili di controllo interne al ciclo: </text:span></text:p>
      <text:p text:style-name="P36">for (int i = 0; i &lt; MAXDIM; i++)<text:tab/><text:span text:style-name="T12">//si svolge il ciclo MAXDIM volte e </text:span>i<text:span text:style-name="T12"> occorre solo qua</text:span></text:p>
      <text:p text:style-name="P12"/>
      <text:p text:style-name="P12"><text:span text:style-name="T33">2,</text:span>Si possono anche non mettere <text:span text:style-name="T1">init </text:span>e <text:span text:style-name="T1">agg </text:span>(che chiaramente devono essere rispettivamente specificate prima e dentro al ciclo)</text:p>
      <text:p text:style-name="P36">for (; i &lt; 10;)</text:p>
      <text:p text:style-name="P36"/>
      <text:p text:style-name="P13"><text:span text:style-name="T33">3,</text:span>Si può fare un ciclo dentro a un ciclo (le variabili <text:span text:style-name="T1">i </text:span>e <text:span text:style-name="T1">j </text:span>devono essere definite in precedenza)</text:p>
      <text:p text:style-name="P36">for (i=1;i&lt;=12;i++){</text:p>
      <text:p text:style-name="P36"><text:tab/>for (j=1; j&lt;=10; j++){</text:p>
      <text:p text:style-name="P36"><text:tab/><text:tab/>cout &lt;&lt; i*j;</text:p>
      <text:p text:style-name="P36"><text:tab/>}</text:p>
      <text:p text:style-name="P36">}</text:p>
      <text:p text:style-name="P36"/>
      <text:p text:style-name="P12">Il programma stamperà:</text:p>
      <text:p text:style-name="P12">1*1, 1*2, … , 1*12</text:p>
      <text:p text:style-name="P12">Poi aggiornerà le variabili:</text:p>
      <text:p text:style-name="P12">2*1, 2*2, … , 2*12</text:p>
      <text:p text:style-name="P12">… </text:p>
      <text:p text:style-name="P12"/>
      <text:p text:style-name="P15">4.<text:span text:style-name="T34"> </text:span><text:span text:style-name="T35">L’utente può volendo inserire un valore e il nostro ciclo svolgerà le istruzioni n volte quante lo ha inserito l’utente. Ad esempio chiedendo il numero massimo di iterazioni all’utente, noi faremo l’operazione seguente per n volte.</text:span></text:p>
      <text:p text:style-name="P23"/>
      <text:p text:style-name="P46"><text:s text:c="2"/>cout &lt;&lt; "Numero massimo di iterazioni?: ";</text:p>
      <text:p text:style-name="P46"><text:s text:c="2"/>cin &gt;&gt; N;</text:p>
      <text:p text:style-name="P46"><text:s/></text:p>
      <text:p text:style-name="P46"><text:s text:c="2"/>for (int i=0;i&lt;=N;i++)</text:p>
      <text:p text:style-name="P39"><text:span text:style-name="T34"><text:s text:c="5"/>somma+=1.0/(pow(2.0,i));<text:tab/></text:span><text:span text:style-name="T22">//tende a zero</text:span></text:p>
      <text:p text:style-name="P46"/>
      <text:p text:style-name="P16">5.<text:span text:style-name="T34"> </text:span><text:span text:style-name="T37">Condizione di uscita dal ciclo quando si raggiunge una data precisione di ciò che viene calcolato.</text:span></text:p>
      <text:p text:style-name="P46">cout &lt;&lt; "Valore della precisione richiesta?: ";</text:p>
      <text:p text:style-name="P46">cin &gt;&gt; Eps;</text:p>
      <text:p text:style-name="P46">double <text:s/>ultimasomma=0.0, somma=1.0;</text:p>
      <text:p text:style-name="P39"><text:span text:style-name="T34"><text:s text:c="2"/>for (i=1;</text:span><text:span text:style-name="T36">fabs((somma-ultimasomma))&gt;=fabs(Eps*somma)</text:span><text:span text:style-name="T34">;i++)</text:span></text:p>
      <text:p text:style-name="P46"><text:soft-page-break/><text:s text:c="2"/>{</text:p>
      <text:p text:style-name="P46"><text:s text:c="4"/>ultimasomma=somma;</text:p>
      <text:p text:style-name="P46"><text:s text:c="4"/>somma+=1.0/(pow(2.0,i));</text:p>
      <text:p text:style-name="P46"><text:s text:c="2"/>}</text:p>
      <text:p text:style-name="P46"><text:s text:c="2"/>cout &lt;&lt; "La somma e' = " &lt;&lt; somma &lt;&lt; endl;</text:p>
      <text:p text:style-name="P46"><text:s text:c="2"/>cout &lt;&lt; "calcolata <text:s/>dopo " &lt;&lt; i-1 &lt;&lt; " passi\n";</text:p>
      <text:p text:style-name="P46"/>
      <text:p text:style-name="P37"><text:span text:style-name="T36">fabs((somma-ultimasomma))&gt;=fabs(Eps*somma)</text:span><text:span text:style-name="T22">: </text:span><text:span text:style-name="T23">con questa espressione si calcola il valore assoluto della differenza tra somma e ultima somma e quando questo valore è minore del prodotto tra la precisione richiesta e la somma stessa si esce dal ciclo. </text:span></text:p>
      <text:p text:style-name="P24"/>
      <text:p text:style-name="P40"><text:span text:style-name="T12">6.</text:span><text:span text:style-name="T22"> </text:span><text:span text:style-name="T24">Doppia inizializzazione e doppia condizione di uscita.</text:span></text:p>
      <text:p text:style-name="P41"><text:span text:style-name="T22">Nei cicli come </text:span><text:span text:style-name="T34">init</text:span><text:span text:style-name="T22">, </text:span><text:span text:style-name="T34">exp</text:span><text:span text:style-name="T22"> e </text:span><text:span text:style-name="T34">agg </text:span><text:span text:style-name="T22">si possono mettere delle istruzioni complesse.</text:span></text:p>
      <text:p text:style-name="P41"><text:span text:style-name="T34"><text:s/>for (i=0,somma=0.0,ultimasomma= -1.0;<text:tab/><text:tab/><text:tab/><text:tab/><text:tab/></text:span><text:span text:style-name="T22">//init</text:span></text:p>
      <text:p text:style-name="P41"><text:span text:style-name="T34"><text:s text:c="7"/>fabs((somma-ultimasomma))&gt;=fabs(Eps*somma) &amp;&amp; i&lt;=N;<text:tab/><text:tab/></text:span><text:span text:style-name="T22">//exp</text:span></text:p>
      <text:p text:style-name="P41"><text:span text:style-name="T34"><text:s text:c="7"/>i++)<text:tab/><text:tab/><text:tab/><text:tab/><text:tab/><text:tab/><text:tab/><text:tab/><text:tab/></text:span><text:span text:style-name="T22">//agg</text:span></text:p>
      <text:p text:style-name="P21"/>
      <text:p text:style-name="P28">19.3.2 Equivalenza dei cicli</text:p>
      <text:p text:style-name="P21">I tre cicli sopra descritti sono equivalenti. Uno può essere usato al posto di un altro e viceversa.</text:p>
      <text:p text:style-name="P21"/>
      <text:p text:style-name="P41"><text:span text:style-name="T34">for ( init; exp; agg )</text:span><text:span text:style-name="T22"> </text:span><text:span text:style-name="T34">istruzione; </text:span></text:p>
      <text:p text:style-name="P42"/>
      <text:p text:style-name="P21">equivale a: </text:p>
      <text:p text:style-name="P21"/>
      <text:p text:style-name="P42">init; </text:p>
      <text:p text:style-name="P42">while ( exp ){ </text:p>
      <text:p text:style-name="P42">istruzione;</text:p>
      <text:p text:style-name="P42">agg; }; <text:s/></text:p>
      <text:p text:style-name="P43"/>
      <text:p text:style-name="P55"><text:span text:style-name="T38">2</text:span><text:span text:style-name="T34">0. Iterazioni e cicli importanti</text:span></text:p>
      <text:p text:style-name="P17"><text:span text:style-name="T34">Come sommo n numeri inseriti dall’utente senza prima chiedergli quanti numeri vuole inserire? Di norma bisognerebbe chiedere quanti numeri l’utente vuole inserire per poi creare un ciclo che gli permetta di inserire </text:span><text:span text:style-name="T11">n </text:span><text:span text:style-name="T34">numeri e poi ne faccia la somma.</text:span></text:p>
      <text:p text:style-name="P21"/>
      <text:p text:style-name="P17"><text:span text:style-name="T34">Ricordiamo che come condizione </text:span><text:span text:style-name="T11">exp</text:span><text:span text:style-name="T34"> può essere scritta qualsiasi espressione anche questa:</text:span></text:p>
      <text:p text:style-name="P42">cin &gt;&gt; x;</text:p>
      <text:p text:style-name="P17"><text:span text:style-name="T34">Definito il tipo della variabile </text:span><text:span text:style-name="T11">x</text:span><text:span text:style-name="T34"> l’espressione risulterà </text:span><text:span text:style-name="T11">true </text:span><text:span text:style-name="T34">(e quindi verrà eseguito il ciclo) se l’utente ha inserito un tipo conforme con </text:span><text:span text:style-name="T11">x</text:span><text:span text:style-name="T34">. In caso contrario lo stream andrà in errore e non si eseguirà il ciclo.</text:span></text:p>
      <text:p text:style-name="P21"/>
      <text:p text:style-name="P28">! È importante ricordare che si esce dal ciclo grazie allo stream che va in stato di errore. Bisogna quindi effettuare l’operazione di pulizia dello stream prima di fare altre operazioni di IO.</text:p>
      <text:p text:style-name="P21"/>
      <text:p text:style-name="P17">Esempio</text:p>
      <text:p text:style-name="P42">cout &lt;&lt; “Inserisci quanti numeri vuoi. Poi premi un carattere non numerico qualsiasi per terminare”;</text:p>
      <text:p text:style-name="P42">while (cin &gt;&gt; x) {</text:p>
      <text:p text:style-name="P42"><text:s text:c="4"/>sum = sum + x;</text:p>
      <text:p text:style-name="P42"><text:s text:c="2"/>}</text:p>
      <text:p text:style-name="P42"/>
      <text:p text:style-name="P42">cin.clear();<text:tab/><text:span text:style-name="T12">//due costrutti importanti per pulire lo stream</text:span></text:p>
      <text:p text:style-name="P42">cin.ignore();</text:p>
      <text:p text:style-name="P21"/>
      <text:p text:style-name="P21">Questo esempio equivale a scrivere questo:</text:p>
      <text:p text:style-name="P21"/>
      <text:p text:style-name="P42"><text:s/>cin &gt;&gt; x;</text:p>
      <text:p text:style-name="P42">while (!cin.fail()) {</text:p>
      <text:p text:style-name="P42"><text:s text:c="4"/>sum = sum + x;</text:p>
      <text:p text:style-name="P42"><text:s text:c="4"/>cin &gt;&gt; x;</text:p>
      <text:p text:style-name="P42"><text:s text:c="2"/>}</text:p>
      <text:p text:style-name="P21"/>
      <text:p text:style-name="P49">cin.fail() <text:span text:style-name="T13">verifica se lo stream è in stato d’errore (ritornando 1 se c’è un’errore, 0 in caso contrario). Se viene inserito un numero </text:span><text:span text:style-name="T27">cin.fail() </text:span><text:span text:style-name="T13">restituirà </text:span><text:span text:style-name="T27">0</text:span><text:span text:style-name="T13"> perché lo stream non è in errore. Ricordando che </text:span><text:span text:style-name="T27">0 = false </text:span><text:span text:style-name="T13">in questo caso il ciclo non verrebbe eseguito. Per questo bisogna mettere il punto esclamativo </text:span><text:span text:style-name="T27">! </text:span><text:span text:style-name="T13">davanti a </text:span><text:span text:style-name="T27">cin.fail().</text:span><text:span text:style-name="T13"> Quando verrà inserito un carattere non numerico </text:span><text:span text:style-name="T27">exp </text:span><text:span text:style-name="T13">varrà </text:span><text:span text:style-name="T27">0 </text:span><text:span text:style-name="T13">e quindi si uscirà dal ciclo.</text:span></text:p>
      <text:p text:style-name="P21"/>
      <text:p text:style-name="P56">2<text:span text:style-name="T40">1</text:span>. <text:span text:style-name="T39">Gli</text:span> invarianti di un ciclo <text:span text:style-name="T39">(Loop invariant)</text:span></text:p>
      <text:p text:style-name="P25">Tecnica per la verifica di correttezza dei cicli (proprietà P).</text:p>
      <text:p text:style-name="P25"/>
      <text:p text:style-name="P25">Idea: suddividere la proprietà desiderata P (che garantisce la correttezza del ciclo) in una sequenza di affermazioni P0, P1, ... Pn, in modo che:</text:p>
      <text:list xml:id="list4273361493" text:style-name="L8">
        <text:list-item>
          <text:p text:style-name="P61">P0 sia vera immediatamente prima che il ciclo inizi (dopo l’inizializzazione!).</text:p>
        </text:list-item>
        <text:list-item>
          <text:p text:style-name="P61">per ogni indice di ciclo i ∈ {1, ..., n}: se Pi−1 è vera prima dell’inizio del ciclo i-esimo (ed è verificata la condizione di permanenza del ciclo), allora Pi è vera alla fine del ciclo i-esimo (e quindi immediatamente prima dell’inizio del ciclo (i + 1)-esimo). Tipicamente è il passo più critico.</text:p>
        </text:list-item>
        <text:list-item>
          <text:p text:style-name="P61">Alla fine dell’ultimo ciclo (n-esimo), Pn (e la negazione della condizione di permanenza) implica la proprietà P.</text:p>
        </text:list-item>
      </text:list>
      <text:p text:style-name="P25"/>
      <text:p text:style-name="P52"><text:span text:style-name="T26">Le </text:span><text:span text:style-name="T25">Pi a volte</text:span><text:span text:style-name="T26"> sono</text:span><text:span text:style-name="T25"> ovvie, a volte molto complesse.</text:span><text:span text:style-name="T26"> Talvolta sono necessarie delle variabili ausiliarie addizionali e si adottano convenzioni per gestire il caso i = 0: (la somma di 0 elementi è 0, il prodotto di 0 elementi è 1, …).</text:span></text:p>
      <text:p text:style-name="P25"/>
      <text:p text:style-name="P31">2<text:span text:style-name="T40">1</text:span>.1 Esempio fattoriale</text:p>
      <text:p text:style-name="P47">i = 1; fact = 1;</text:p>
      <text:p text:style-name="P47">while (i&lt;=n) { fact *= i; i++; }</text:p>
      <text:p text:style-name="P47"/>
      <text:p text:style-name="P26"><text:span text:style-name="T33">Proprietà P</text:span>: dopo il ciclo, <text:span text:style-name="T1">fact</text:span> vale il prodotto dei primi n numeri.</text:p>
      <text:p text:style-name="P18">Invariante Pi :<text:span text:style-name="T34"> </text:span><text:span text:style-name="T11">fact</text:span><text:span text:style-name="T34"> vale il prodotto dei primi i numeri.</text:span></text:p>
      <text:p text:style-name="P26"/>
      <text:list xml:id="list1886697611" text:style-name="L9">
        <text:list-item>
          <text:p text:style-name="P63"><text:span text:style-name="T34">P0 è vera immediatamente prima che il ciclo inizia: </text:span><text:span text:style-name="T11">fact</text:span><text:span text:style-name="T34"> vale il prodotto dei primi 0 numeri, cioè 1.</text:span></text:p>
        </text:list-item>
        <text:list-item>
          <text:p text:style-name="P63"><text:span text:style-name="T34">Prima dell’i-esimo ciclo </text:span><text:span text:style-name="T11">fact</text:span><text:span text:style-name="T34"> vale il prodotto dei primi i-1 numeri. Ad esempio prima del terzo ciclo, </text:span><text:span text:style-name="T11">fact </text:span><text:span text:style-name="T34">vale il prodotto dei primi 2 numeri. PRIMO CICLO: fact=1, SECONDO: fact=2 (alla fine del secondo </text:span><text:span text:style-name="T11">i=3</text:span><text:span text:style-name="T34">), TERZO: </text:span><text:span text:style-name="T11">fact=6 (i=4)</text:span><text:span text:style-name="T34">. Dopo l’i-esimo ciclo (</text:span><text:span text:style-name="T11">i </text:span><text:span text:style-name="T34">è incrementato di 1) </text:span><text:span text:style-name="T11">fact</text:span><text:span text:style-name="T34"> vale il prodotto dei primi </text:span><text:span text:style-name="T11">i</text:span><text:span text:style-name="T34"> numeri. </text:span></text:p>
        </text:list-item>
        <text:list-item>
          <text:p text:style-name="P62">Alla fine dell’ultimo ciclo (n-esimo), Pn (più la negazione della condizione di permanenza del ciclo) implica la proprietà P.</text:p>
        </text:list-item>
      </text:list>
      <text:p text:style-name="P26"/>
      <text:p text:style-name="P32">2<text:span text:style-name="T40">1</text:span>.2 Esempio divisibilità per 2 (il programma serve a dire quante volte un numero è divisibile per due)</text:p>
      <text:p text:style-name="P48">ndiv2=0; tmp=num; // "tmp" ausiliaria </text:p>
      <text:p text:style-name="P48">while ( tmp%2 == 0 ) { ndiv2++; tmp/=2; } </text:p>
      <text:p text:style-name="P27"/>
      <text:p text:style-name="P19">Proprietà P: <text:span text:style-name="T34">dopo il ciclo, </text:span><text:span text:style-name="T11">tmp%2!=0</text:span><text:span text:style-name="T34"> e</text:span><text:span text:style-name="T11"> tmp*(2^ndiv2)==num </text:span><text:span text:style-name="T34">(cioè </text:span><text:span text:style-name="T11">tmp*2(tanti due quante sono le volte che tmp è stato diviso per 2)==num</text:span><text:span text:style-name="T34">).</text:span></text:p>
      <text:p text:style-name="P19">Invariante Pi :<text:span text:style-name="T34"> </text:span><text:span text:style-name="T11">tmp*(2^ndiv2)==num.</text:span></text:p>
      <text:p text:style-name="P27"/>
      <text:list xml:id="list1229356527" text:style-name="L10">
        <text:list-item>
          <text:p text:style-name="P64"><text:span text:style-name="T34">Prima del ciclo, </text:span><text:span text:style-name="T11">tmp*(2^0)==num </text:span></text:p>
        </text:list-item>
        <text:list-item>
          <text:p text:style-name="P64"><text:span text:style-name="T34">Prima dell’i-esimo ciclo </text:span><text:span text:style-name="T11">tmp</text:span><text:span text:style-name="T34"> è divisibile per due e </text:span><text:span text:style-name="T11">tmp*(2^ndiv2)==num. </text:span><text:span text:style-name="T34">Dopo l’i-esimo ciclo </text:span><text:span text:style-name="T11">tmp*(2^ndiv2)==num</text:span><text:span text:style-name="T34"> (infatti</text:span><text:span text:style-name="T11"> (tmp/2)*(2^(ndiv2+1))==num</text:span><text:span text:style-name="T34">).</text:span></text:p>
        </text:list-item>
        <text:list-item>
          <text:p text:style-name="P64"><text:span text:style-name="T34">Alla fine dell’ultimo ciclo (n-esimo), Pn (più la negazione della condizione del ciclo) implica la proprietà P :</text:span><text:span text:style-name="T11"> tmp*(2^ndiv2)==num </text:span><text:span text:style-name="T34">e</text:span><text:span text:style-name="T11"> tmp%2!=0</text:span><text:span text:style-name="T34">.</text:span></text:p>
        </text:list-item>
      </text:list>
      <text:p text:style-name="P19"/>
      <text:p text:style-name="P25"/>
      <text:p text:style-name="P25"/>
      <text:p text:style-name="P21"><text:s text:c="2"/></text:p>
      <text:p text:style-name="P56">2<text:span text:style-name="T40">2</text:span>. Le istruzioni di salto</text:p>
      <text:p text:style-name="P42"><text:span text:style-name="T12">Sono di 4 tipi: </text:span><text:span text:style-name="T31">break, continue, return </text:span><text:span text:style-name="T12">e </text:span><text:span text:style-name="T17">goto</text:span><text:span text:style-name="T12">.</text:span></text:p>
      <text:p text:style-name="P42"><text:span text:style-name="T12">Vanno sempre se possibile evitate (si possono evitare modificando le condizioni). Soprattutto </text:span><text:span text:style-name="T17">goto: </text:span><text:span text:style-name="T21">mai usare goto!!!!</text:span></text:p>
      <text:p text:style-name="P20"/>
      <text:p text:style-name="P28">2<text:span text:style-name="T40">2.</text:span>1 L’istruzione <text:span text:style-name="T1">break</text:span></text:p>
      <text:p text:style-name="P21">L’istruzione <text:span text:style-name="T1">break</text:span> termina direttamente tutto il ciclo, indipendentemente dalla condizione di uscita.</text:p>
      <text:p text:style-name="P21"/>
      <text:p text:style-name="P42">while (...) {</text:p>
      <text:p text:style-name="P42">istr;</text:p>
      <text:p text:style-name="P42">break; </text:p>
      <text:p text:style-name="P42">istruzion2;<text:tab/></text:p>
      <text:p text:style-name="P42">}</text:p>
      <text:p text:style-name="P42">istruzione3;<text:tab/><text:span text:style-name="T12">//a causa del break tutto ciò che viene dopo nel ciclo non viene eseguito. Si riparte da <text:tab/><text:tab/></text:span>istruzione3</text:p>
      <text:p text:style-name="P42"/>
      <text:p text:style-name="P28">2<text:span text:style-name="T40">2</text:span>.2 L’istruzione <text:span text:style-name="T1">continue</text:span></text:p>
      <text:p text:style-name="P21">L’istruzione <text:span text:style-name="T1">continue</text:span> termina il ciclo attualmente in esecuzione e passa al successivo. Significa che si ritorna a verificare la condizione <text:span text:style-name="T1">exp </text:span>del ciclo saltando tutte le operazioni tra <text:span text:style-name="T1">continue </text:span>e la fine del ciclo. </text:p>
      <text:p text:style-name="P28">!Non si esce dal ciclo ma si torna all’inizio, saltando tutto ciò che c’è dopo.</text:p>
      <text:p text:style-name="P28"/>
      <text:p text:style-name="P21">Nel caso di ciclo <text:span text:style-name="T1">for</text:span> viene saltata l’istruzione di aggiornamento. </text:p>
      <text:p text:style-name="P21"/>
      <text:p text:style-name="P21">L’uso di un continue può essere evitato con un <text:span text:style-name="T1">if</text:span>.</text:p>
      <text:p text:style-name="P21"/>
      <text:p text:style-name="P42">while (…){</text:p>
      <text:p text:style-name="P42">istr;</text:p>
      <text:p text:style-name="P42">continue;<text:tab/>//<text:span text:style-name="T12">non viene eseguita </text:span>istruzione2<text:span text:style-name="T12"> e si torna alla condizione </text:span>exp <text:span text:style-name="T12">del ciclo</text:span></text:p>
      <text:p text:style-name="P42">istruzione2;</text:p>
      <text:p text:style-name="P42">}</text:p>
      <text:p text:style-name="P42">istruzione3;</text:p>
      <text:p text:style-name="P21"/>
      <text:p text:style-name="P29">2<text:span text:style-name="T40">2</text:span>.3 L’istruzione <text:span text:style-name="T1">return</text:span></text:p>
      <text:p text:style-name="P22">L’istruzione <text:span text:style-name="T1">return</text:span> termina direttamente il ciclo (e l’intera funzione).</text:p>
      <text:p text:style-name="P22"/>
      <text:p text:style-name="P22">Se siamo nella funzione <text:span text:style-name="T1">main </text:span>e usiamo un <text:span text:style-name="T1">return </text:span>all’interno di un ciclo. La funzione <text:span text:style-name="T1">main </text:span>finirà senza eseguire più nulla del nostro programma dopo il <text:span text:style-name="T1">return</text:span>.</text:p>
      <text:p text:style-name="P22"/>
      <text:p text:style-name="P44">int main () { </text:p>
      <text:p text:style-name="P44">istr;</text:p>
      <text:p text:style-name="P44"/>
      <text:p text:style-name="P44">while (...) { </text:p>
      <text:p text:style-name="P44">istruzione2;</text:p>
      <text:p text:style-name="P44">return 0; <text:tab/><text:span text:style-name="T12">//l’esecuzione del programma si ferma a </text:span>istruzione2<text:span text:style-name="T12">. Tutto ciò che viene dopo non <text:tab/><text:tab/>viene eseguito</text:span></text:p>
      <text:p text:style-name="P44">istruzione3;</text:p>
      <text:p text:style-name="P44">}</text:p>
      <text:p text:style-name="P44">… </text:p>
      <text:p text:style-name="P44">istruzione4;</text:p>
      <text:p text:style-name="P44">return 0; <text:span text:style-name="T12"><text:tab/>//fine main</text:span></text:p>
      <text:p text:style-name="P44">}</text:p>
      <text:p text:style-name="P30"><text:soft-page-break/>2<text:span text:style-name="T40">2</text:span>.4 L’istruzione <text:span text:style-name="T1">goto</text:span></text:p>
      <text:p text:style-name="P45">goto LABEL_EX1;<text:span text:style-name="T12"><text:tab/><text:tab/><text:tab/>//da qua andiamo a LABEL EX1</text:span></text:p>
      <text:p text:style-name="P45"/>
      <text:p text:style-name="P45">cout &lt;&lt; "Non verrò mai visualizzato" &lt;&lt; endl;</text:p>
      <text:p text:style-name="P45"/>
      <text:p text:style-name="P45">LABEL_EX1:<text:tab/><text:tab/><text:tab/>//<text:span text:style-name="T12">si esegue ciò che dice la LABEL EX1 e poi si riprende linearmente</text:span></text:p>
      <text:p text:style-name="P45">cout &lt;&lt; "Sono dopo la label" &lt;&lt; endl;<text:tab/><text:tab/></text:p>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2T16:01:02.119000000</meta:creation-date>
    <dc:date>2021-10-04T16:12:59.205000000</dc:date>
    <meta:editing-duration>PT30M41S</meta:editing-duration>
    <meta:editing-cycles>6</meta:editing-cycles>
    <meta:generator>LibreOffice/5.3.3.2$Windows_x86 LibreOffice_project/3d9a8b4b4e538a85e0782bd6c2d430bafe583448</meta:generator>
    <meta:document-statistic meta:table-count="0" meta:image-count="0" meta:object-count="0" meta:page-count="8" meta:paragraph-count="197" meta:word-count="1792" meta:character-count="11146" meta:non-whitespace-character-count="9431"/>
  </office:meta>
</office:document-meta>
</file>